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1a50bf" style:font-size-asian="12.25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1a50bf" style:font-size-asian="12.25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1a50bf" style:font-size-asian="12.25pt" style:font-size-complex="14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officeooo:rsid="0002ffd8" officeooo:paragraph-rsid="001a50bf" style:font-size-asian="12.25pt" style:font-size-complex="14pt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4pt" officeooo:rsid="001a50bf" officeooo:paragraph-rsid="001a50bf" style:font-size-asian="12.25pt" style:font-size-complex="14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fo:font-size="14pt" officeooo:rsid="001b22be" officeooo:paragraph-rsid="001b22be" style:font-size-asian="12.25pt" style:font-size-complex="14pt"/>
    </style:style>
    <style:style style:name="P8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9" style:family="paragraph" style:parent-style-name="Standard">
      <style:paragraph-properties fo:line-height="150%" fo:text-align="start" style:justify-single-word="false"/>
      <style:text-properties style:font-name="Ubuntu" fo:font-size="14pt" officeooo:rsid="000666e3" officeooo:paragraph-rsid="001c9e0c" style:font-size-asian="12.25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14eb9" officeooo:paragraph-rsid="001c9e0c" style:font-size-asian="12.25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10722" officeooo:paragraph-rsid="001c9e0c" style:font-size-asian="12.25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cbe43" officeooo:paragraph-rsid="001c9e0c" style:font-size-asian="12.25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22bca" officeooo:paragraph-rsid="001c9e0c" style:font-size-asian="12.25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77869" officeooo:paragraph-rsid="001c9e0c" style:font-size-asian="12.25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1d4883" officeooo:paragraph-rsid="001c9e0c" style:font-size-asian="12.25pt" style:font-size-complex="14pt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4pt" officeooo:rsid="000666e3" officeooo:paragraph-rsid="001a50bf" style:font-size-asian="12.25pt" style:font-size-complex="14pt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4pt" officeooo:rsid="001c1ed9" officeooo:paragraph-rsid="001c1ed9" style:font-size-asian="12.25pt" style:font-size-complex="14pt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694df" officeooo:paragraph-rsid="001c9e0c" style:font-size-asian="12.25pt" style:font-weight-asian="normal" style:font-size-complex="14pt" style:font-weight-complex="normal"/>
    </style:style>
    <style:style style:name="T1" style:family="text">
      <style:text-properties officeooo:rsid="0003732c"/>
    </style:style>
    <style:style style:name="T2" style:family="text">
      <style:text-properties officeooo:rsid="0002b92b"/>
    </style:style>
    <style:style style:name="T3" style:family="text">
      <style:text-properties officeooo:rsid="001ed13b"/>
    </style:style>
    <style:style style:name="T4" style:family="text">
      <style:text-properties officeooo:rsid="001ccc67"/>
    </style:style>
    <style:style style:name="T5" style:family="text">
      <style:text-properties officeooo:rsid="001778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Tralha</text:h>
      <text:p text:style-name="P10">= → Recebe</text:p>
      <text:p text:style-name="P11">== → Igual</text:p>
      <text:p text:style-name="P18">=== → operador de identidade</text:p>
      <text:p text:style-name="P18">!== → Desigual Restrito</text:p>
      <text:p text:style-name="P12">+ → Concatenação <text:span text:style-name="T4">ou Adição</text:span></text:p>
      <text:p text:style-name="P10">null → Nulo</text:p>
      <text:p text:style-name="P13">Nome de <text:span text:style-name="T5">v</text:span>ariavel → Identificador</text:p>
      <text:p text:style-name="P14">Conteudo que vai para uma variavel → Atribuição</text:p>
      <text:p text:style-name="P15">${ } - <text:span text:style-name="T3">Troca pelo valor da variavel que esta dentro das chaves</text:span> </text:p>
      <text:p text:style-name="P9">` ` - <text:span text:style-name="T3">Usada no lugar das aspas quando for colocar variaveis dentro das chaves (${})</text:span></text:p>
      <text:p text:style-name="P16">_____________________________________________________________________</text:p>
      <text:p text:style-name="P16">typeof → Mostra o tipo primitivo</text:p>
      <text:p text:style-name="P17">var → Variavel</text:p>
      <text:p text:style-name="P6">var nome-generico = valor → Declaração de variavel</text:p>
      <text:p text:style-name="P5">_____________________________________________________________________</text:p>
      <text:p text:style-name="P4">window.alert(‘ ’) → Faz aparecer um<text:span text:style-name="T1">a janela de</text:span> alerta</text:p>
      <text:p text:style-name="P4">alert(‘ ‘) → Faz aparecer um<text:span text:style-name="T1">a janela de</text:span> alerta</text:p>
      <text:p text:style-name="P3">window.confirm(‘ ’) → Faz aparecer um<text:span text:style-name="T1">a janela</text:span> de confirmação</text:p>
      <text:p text:style-name="P3">window.prompt(‘ ‘) → <text:span text:style-name="T1">Faz aparecer uma janela</text:span> <text:span text:style-name="T1">de pergunta</text:span></text:p>
      <text:p text:style-name="P6">var nome-generico = window.prompt(‘ ‘) → <text:span text:style-name="T1">Faz aparecer uma janela</text:span><text:span text:style-name="T2"> </text:span><text:span text:style-name="T1">de pergunta </text:span>e a resposta é armazenada na variavel nome-generico</text:p>
      <text:p text:style-name="P7">n1.toLocaleString(‘pt-BR’, {style: ‘currency’, currency: ‘BRL’}) - Configura o numero para aparacer no formato de real</text:p>
      <text:p text:style-name="P7"><text:soft-page-break/></text:p>
      <text:p text:style-name="P6"/>
      <text:p text:style-name="P2"/>
      <text:p text:style-name="P2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9:43:18.639025934</meta:creation-date>
    <dc:date>2022-09-01T06:33:52.207644920</dc:date>
    <meta:editing-duration>PT10H18M47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2" meta:paragraph-count="22" meta:word-count="156" meta:character-count="1034" meta:non-whitespace-character-count="899"/>
  </office:meta>
</office:document-meta>
</file>